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75.34pt"/>
    </style:style>
    <style:style style:name="co4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3" office:value-type="string" calcext:value-type="string">
            <text:p>Location</text:p>
          </table:table-cell>
          <table:table-cell table:style-name="ce7" office:value-type="string" calcext:value-type="string">
            <text:p>Count - NP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Ale</text:p>
          </table:table-cell>
          <table:table-cell/>
          <table:table-cell table:style-name="ce4" office:value-type="string" calcext:value-type="string">
            <text:p>Fores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Loremaster</text:p>
          </table:table-cell>
          <table:table-cell office:value-type="string" calcext:value-type="string">
            <text:p>Glasses</text:p>
          </table:table-cell>
          <table:table-cell/>
          <table:table-cell table:style-name="ce5" office:value-type="string" calcext:value-type="string">
            <text:p>Highway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Gold</text:p>
          </table:table-cell>
          <table:table-cell/>
          <table:table-cell table:style-name="ce5" office:value-type="string" calcext:value-type="string">
            <text:p>Mountains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ves’ Kit</text:p>
          </table:table-cell>
          <table:table-cell/>
          <table:table-cell table:style-name="ce5" office:value-type="string" calcext:value-type="string">
            <text:p>Town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wn Watch</text:p>
          </table:table-cell>
          <table:table-cell office:value-type="string" calcext:value-type="string">
            <text:p>Torch</text:p>
          </table:table-cell>
          <table:table-cell/>
          <table:table-cell table:style-name="ce5" office:value-type="string" calcext:value-type="string">
            <text:p>Water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Mask</text:p>
          </table:table-cell>
          <table:table-cell/>
          <table:table-cell table:style-name="ce6" office:value-type="string" calcext:value-type="string">
            <text:p>Total Result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Holy Wat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Rob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Lu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Caravan Guar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Crow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Ten Foot Po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Voodoo D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Wand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Glasswa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Hors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Ros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muggler</text:p>
          </table:table-cell>
          <table:table-cell office:value-type="string" calcext:value-type="string">
            <text:p>Ship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2:Sheet1.D20">
          <table:sort>
            <table:sort-by table:field-number="0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Sheet1.G2:Sheet1.H8" table:buttons="Sheet1.G2" table:show-filter-button="false" table:drill-down-on-double-click="false">
          <table:source-cell-range table:cell-range-address="Sheet1.C2:Sheet1.D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Forest" table:display="true" table:show-details="true"/>
                <table:data-pilot-member table:name="Highway" table:display="true" table:show-details="true"/>
                <table:data-pilot-member table:name="Mountains" table:display="true" table:show-details="true"/>
                <table:data-pilot-member table:name="Town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C" table:orientation="data" table:used-hierarchy="0" table:function="count">
            <table:data-pilot-level table:show-empty="false" calcext:repeat-item-labels="false">
              <table:data-pilot-members>
                <table:data-pilot-member table:name="Adventurer" table:display="true" table:show-details="true"/>
                <table:data-pilot-member table:name="Bandit" table:display="true" table:show-details="true"/>
                <table:data-pilot-member table:name="Bard" table:display="true" table:show-details="true"/>
                <table:data-pilot-member table:name="Barkeep" table:display="true" table:show-details="true"/>
                <table:data-pilot-member table:name="Caravan Guard" table:display="true" table:show-details="true"/>
                <table:data-pilot-member table:name="Cleric" table:display="true" table:show-details="true"/>
                <table:data-pilot-member table:name="Cultist" table:display="true" table:show-details="true"/>
                <table:data-pilot-member table:name="Drunk" table:display="true" table:show-details="true"/>
                <table:data-pilot-member table:name="Foreigner" table:display="true" table:show-details="true"/>
                <table:data-pilot-member table:name="Knight" table:display="true" table:show-details="true"/>
                <table:data-pilot-member table:name="Lawmaster" table:display="true" table:show-details="true"/>
                <table:data-pilot-member table:name="Merchant" table:display="true" table:show-details="true"/>
                <table:data-pilot-member table:name="Smuggler" table:display="true" table:show-details="true"/>
                <table:data-pilot-member table:name="Thief" table:display="true" table:show-details="true"/>
                <table:data-pilot-member table:name="Town Watch" table:display="true" table:show-details="true"/>
                <table:data-pilot-member table:name="Wiz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9:31:02.300000000</meta:creation-date>
    <dc:date>2018-07-29T17:54:26.028000000</dc:date>
    <meta:editing-duration>PT3H35M38S</meta:editing-duration>
    <meta:editing-cycles>4</meta:editing-cycles>
    <meta:generator>LibreOffice/5.1.3.2$Windows_X86_64 LibreOffice_project/644e4637d1d8544fd9f56425bd6cec110e49301b</meta:generator>
    <meta:document-statistic meta:table-count="1" meta:cell-count="90" meta:object-count="0"/>
  </office:meta>
</office:document-meta>
</file>